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rResultCollec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erResultCollector.sampleOccurr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erResultCollector.getMail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ResultCollector.MailerResultCol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